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cript script:language="JOOScript">[#assign persons = borrowers ]</text:script>List of all persons:</text:p>
      <text:p text:style-name="Standard"/>
      <text:section text:style-name="Sect1" text:name="PERSON_DETAILS" text:protected="true">
        <text:section-source xlink:href="../PersonDetails.template.odt" text:filter-name="writer8" text:section-name="PERSON_AGE"/>
        <text:p text:style-name="Standard"><text:script script:language="JOOScript">@text:section
[#list persons as person]

@/text:section
[/#list]</text:script><text:text-input text:description="JOOScript">${person.name}</text:text-input>: age == <text:text-input text:description="JOOScript">${person.age}</text:text-input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sgar Konermann</meta:initial-creator>
    <meta:creation-date>2011-05-30T01:03:48</meta:creation-date>
    <dc:date>2011-06-09T20:55:46</dc:date>
    <dc:creator>Ansgar Konermann</dc:creator>
    <meta:editing-duration>PT00H08M35S</meta:editing-duration>
    <meta:editing-cycles>8</meta:editing-cycles>
    <meta:generator>OpenOffice.org/3.1$Unix OpenOffice.org_project/310m19$Build-9420</meta:generator>
    <meta:document-statistic meta:table-count="0" meta:image-count="0" meta:object-count="0" meta:page-count="1" meta:paragraph-count="2" meta:word-count="8" meta:character-count="58"/>
  </office:meta>
</office:document-meta>
</file>